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ce181e"/>
    </style:style>
    <style:style style:name="ce6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800080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bf00"/>
      <style:text-properties fo:color="#ce181e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16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0.6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314.97mm" svg:height="112.67mm" svg:x="134.33mm" svg:y="72.02mm">
            <draw:object draw:notify-on-update-of-ranges="Hoja1.B6:Hoja1.B6 Hoja1.B7:Hoja1.B15 Hoja1.C6:Hoja1.C6 Hoja1.C7:Hoja1.C15 Hoja1.D6:Hoja1.D6 Hoja1.D7:Hoja1.D15 Hoja1.E6:Hoja1.E6 Hoja1.E7:Hoja1.E15 Hoja1.F6:Hoja1.F6 Hoja1.F7:Hoja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2"/>
        <table:table-column table:style-name="co2" table:number-columns-repeated="4" table:default-cell-style-name="ce12"/>
        <table:table-column table:style-name="co2" table:number-columns-repeated="1017" table:default-cell-style-name="Default"/>
        <table:table-row table:style-name="ro1">
          <table:table-cell table:style-name="Default"/>
          <table:table-cell table:style-name="ce6" office:value-type="string" calcext:value-type="string">
            <text:p>Numero input</text:p>
          </table:table-cell>
          <table:table-cell table:style-name="ce2" office:value-type="float" office:value="4433222" calcext:value-type="float">
            <text:p>4433222</text:p>
          </table:table-cell>
          <table:table-cell table:style-name="ce2"/>
          <table:table-cell table:style-name="ce6" office:value-type="float" office:value="33211" calcext:value-type="float">
            <text:p>3321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style-name="ce6" office:value-type="string" calcext:value-type="string">
            <text:p>Sumas Totales</text:p>
          </table:table-cell>
          <table:table-cell table:style-name="ce2" office:value-type="float" office:value="14415" calcext:value-type="float">
            <text:p>14415</text:p>
          </table:table-cell>
          <table:table-cell table:style-name="ce2"/>
          <table:table-cell table:style-name="ce6" office:value-type="float" office:value="300932" calcext:value-type="float">
            <text:p>30093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Interfaz No Responde</text:p>
          </table:table-cell>
          <table:table-cell table:style-name="ce5" office:value-type="float" office:value="7.096" calcext:value-type="float">
            <text:p>7,096</text:p>
          </table:table-cell>
          <table:table-cell table:style-name="ce5"/>
          <table:table-cell table:style-name="ce5" office:value-type="float" office:value="35.54" calcext:value-type="float">
            <text:p>35,5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v1-serial</text:p>
          </table:table-cell>
          <table:table-cell table:style-name="ce10" office:value-type="string" calcext:value-type="string">
            <text:p>Version</text:p>
          </table:table-cell>
          <table:table-cell table:style-name="ce10" office:value-type="string" calcext:value-type="string">
            <text:p>Duracion (s)</text:p>
          </table:table-cell>
          <table:table-cell table:style-name="ce10" office:value-type="string" calcext:value-type="string">
            <text:p>SpeedUp</text:p>
          </table:table-cell>
          <table:table-cell table:style-name="ce10" office:value-type="string" calcext:value-type="string">
            <text:p>Duracion (s)</text:p>
          </table:table-cell>
          <table:table-cell table:style-name="ce10" office:value-type="string" calcext:value-type="string">
            <text:p>SpeedU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 processEvents()</text:p>
          </table:table-cell>
          <table:table-cell office:value-type="float" office:value="27.345" calcext:value-type="float">
            <text:p>27,345</text:p>
          </table:table-cell>
          <table:table-cell table:formula="of:=[.$C$8]/[.C7]" office:value-type="float" office:value="1.01130005485464" calcext:value-type="float">
            <text:p>1,01130005485464</text:p>
          </table:table-cell>
          <table:table-cell office:value-type="float" office:value="546.453" calcext:value-type="float">
            <text:p>546,453</text:p>
          </table:table-cell>
          <table:table-cell table:formula="of:=[.$E$8]/[.E7]" office:value-type="float" office:value="1.02537638186633" calcext:value-type="float">
            <text:p>1,02537638186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Con barra progreso</text:p>
          </table:table-cell>
          <table:table-cell office:value-type="float" office:value="27.654" calcext:value-type="float">
            <text:p>27,654</text:p>
          </table:table-cell>
          <table:table-cell table:formula="of:=[.$C$8]/[.C8]" office:value-type="float" office:value="1" calcext:value-type="float">
            <text:p>1</text:p>
          </table:table-cell>
          <table:table-cell office:value-type="float" office:value="560.32" calcext:value-type="float">
            <text:p>560,32</text:p>
          </table:table-cell>
          <table:table-cell table:formula="of:=[.$E$8]/[.E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on Thread</text:p>
          </table:table-cell>
          <table:table-cell office:value-type="float" office:value="12.294" calcext:value-type="float">
            <text:p>12,294</text:p>
          </table:table-cell>
          <table:table-cell table:formula="of:=[.$C$8]/[.C9]" office:value-type="float" office:value="2.24938994631528" calcext:value-type="float">
            <text:p>2,24938994631528</text:p>
          </table:table-cell>
          <table:table-cell office:value-type="float" office:value="23.06" calcext:value-type="float">
            <text:p>23,06</text:p>
          </table:table-cell>
          <table:table-cell table:formula="of:=[.$E$8]/[.E9]" office:value-type="float" office:value="24.2983521248916" calcext:value-type="float">
            <text:p>24,2983521248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Con Stop</text:p>
          </table:table-cell>
          <table:table-cell office:value-type="float" office:value="12.229" calcext:value-type="float">
            <text:p>12,229</text:p>
          </table:table-cell>
          <table:table-cell table:formula="of:=[.$C$8]/[.C10]" office:value-type="float" office:value="2.26134598086516" calcext:value-type="float">
            <text:p>2,26134598086516</text:p>
          </table:table-cell>
          <table:table-cell office:value-type="float" office:value="23.237" calcext:value-type="float">
            <text:p>23,237</text:p>
          </table:table-cell>
          <table:table-cell table:formula="of:=[.$E$8]/[.E10]" office:value-type="float" office:value="24.1132676335155" calcext:value-type="float">
            <text:p>24,1132676335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Con QlistView</text:p>
          </table:table-cell>
          <table:table-cell office:value-type="float" office:value="6.207" calcext:value-type="float">
            <text:p>6,207</text:p>
          </table:table-cell>
          <table:table-cell table:formula="of:=[.$C$8]/[.C11]" office:value-type="float" office:value="4.45529241179314" calcext:value-type="float">
            <text:p>4,45529241179314</text:p>
          </table:table-cell>
          <table:table-cell office:value-type="float" office:value="15.059" calcext:value-type="float">
            <text:p>15,059</text:p>
          </table:table-cell>
          <table:table-cell table:formula="of:=[.$E$8]/[.E11]" office:value-type="float" office:value="37.2083139650707" calcext:value-type="float">
            <text:p>37,208313965070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v7</text:p>
          </table:table-cell>
          <table:table-cell office:value-type="string" calcext:value-type="string">
            <text:p>Con w threads</text:p>
          </table:table-cell>
          <table:table-cell office:value-type="float" office:value="1.043" calcext:value-type="float">
            <text:p>1,043</text:p>
          </table:table-cell>
          <table:table-cell table:formula="of:=[.$C$8]/[.C12]" office:value-type="float" office:value="26.5139022051774" calcext:value-type="float">
            <text:p>26,5139022051774</text:p>
          </table:table-cell>
          <table:table-cell office:value-type="float" office:value="3.237" calcext:value-type="float">
            <text:p>3,237</text:p>
          </table:table-cell>
          <table:table-cell table:formula="of:=[.$E$8]/[.E12]" office:value-type="float" office:value="173.098548038307" calcext:value-type="float">
            <text:p>173,09854803830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sPrime only odds</text:p>
          </table:table-cell>
          <table:table-cell office:value-type="float" office:value="0.496" calcext:value-type="float">
            <text:p>0,496</text:p>
          </table:table-cell>
          <table:table-cell table:formula="of:=[.$C$8]/[.C13]" office:value-type="float" office:value="55.7540322580645" calcext:value-type="float">
            <text:p>55,7540322580645</text:p>
          </table:table-cell>
          <table:table-cell office:value-type="float" office:value="1.734" calcext:value-type="float">
            <text:p>1,734</text:p>
          </table:table-cell>
          <table:table-cell table:formula="of:=[.$E$8]/[.E13]" office:value-type="float" office:value="323.137254901961" calcext:value-type="float">
            <text:p>323,13725490196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3" office:value-type="string" calcext:value-type="string">
            <office:annotation draw:style-name="gr2" draw:text-style-name="P3" svg:width="69.93mm" svg:height="22.67mm" svg:x="115.96mm" svg:y="42.58mm" draw:caption-point-x="-36.2mm" draw:caption-point-y="16.22mm">
              <dc:date>2019-05-14T00:00:00</dc:date>
              <text:p text:style-name="P2"><text:s/>for ( long long i = 3; i * i &lt;= last; i+=2 )</text:p>
              <text:p text:style-name="P2"><text:s text:c="8"/>if ( number % i == 0 )</text:p>
              <text:p text:style-name="P2"><text:s text:c="12"/>return false;</text:p>
            </office:annotation>
            <text:p>isPrime i*i &lt; n</text:p>
          </table:table-cell>
          <table:table-cell table:style-name="ce13" office:value-type="float" office:value="0.523" calcext:value-type="float">
            <text:p>0,523</text:p>
          </table:table-cell>
          <table:table-cell table:formula="of:=[.$C$8]/[.C14]" office:value-type="float" office:value="52.8757170172084" calcext:value-type="float">
            <text:p>52,8757170172084</text:p>
          </table:table-cell>
          <table:table-cell table:style-name="ce13" office:value-type="float" office:value="1.674" calcext:value-type="float">
            <text:p>1,674</text:p>
          </table:table-cell>
          <table:table-cell table:formula="of:=[.$E$8]/[.E14]" office:value-type="float" office:value="334.719235364397" calcext:value-type="float">
            <text:p>334,719235364397</text:p>
          </table:table-cell>
          <table:table-cell table:style-name="ce16"/>
          <table:table-cell table:style-name="ce16" office:value-type="string" calcext:value-type="string">
            <text:p>Potencialmente será más lento entre más grande n porque la </text:p>
          </table:table-cell>
          <table:table-cell table:style-name="ce16" table:number-columns-repeated="1015"/>
        </table:table-row>
        <table:table-row table:style-name="ro1">
          <table:table-cell/>
          <table:table-cell office:value-type="string" calcext:value-type="string">
            <text:p>Hasta n/2 y n/3</text:p>
          </table:table-cell>
          <table:table-cell office:value-type="float" office:value="0.208" calcext:value-type="float">
            <text:p>0,208</text:p>
          </table:table-cell>
          <table:table-cell table:formula="of:=[.$C$8]/[.C15]" office:value-type="float" office:value="132.951923076923" calcext:value-type="float">
            <text:p>132,951923076923</text:p>
          </table:table-cell>
          <table:table-cell office:value-type="float" office:value="0.819" calcext:value-type="float">
            <text:p>0,819</text:p>
          </table:table-cell>
          <table:table-cell table:formula="of:=[.$E$8]/[.E15]" office:value-type="float" office:value="684.151404151404" calcext:value-type="float">
            <text:p>684,151404151404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4"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7:53:04.5089580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50:29.002864665</meta:creation-date>
    <dc:date>2019-05-14T18:50:09.127748808</dc:date>
    <meta:editing-duration>PT6H57S</meta:editing-duration>
    <meta:editing-cycles>16</meta:editing-cycles>
    <meta:generator>LibreOffice/6.1.5.2$Linux_X86_64 LibreOffice_project/1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98cm" svg:height="11.268cm" xlink:href=".." xlink:type="simple" chart:class="chart:line" chart:style-name="ch1">
        <chart:legend chart:legend-position="end" svg:x="28.302cm" svg:y="4.588cm" style:legend-expansion="high" chart:style-name="ch2"/>
        <chart:plot-area chart:style-name="ch3" table:cell-range-address="Hoja1.B6:Hoja1.F15" chart:data-source-has-labels="both" svg:x="1.546cm" svg:y="0.001cm" svg:width="25.252cm" svg:height="10.816cm">
          <chartooo:coordinate-region svg:x="3.97cm" svg:y="0.201cm" svg:width="22.02cm" svg:height="7.804cm"/>
          <chart:axis chart:dimension="x" chart:name="primary-x" chart:style-name="ch4" chartooo:axis-type="auto">
            <chartooo:date-scale/>
            <chart:categories table:cell-range-address="Hoja1.B7:Hoja1.B15"/>
          </chart:axis>
          <chart:axis chart:dimension="y" chart:name="primary-y" chart:style-name="ch4">
            <chart:title svg:x="0.357cm" svg:y="6.353cm" chart:style-name="ch5">
              <text:p>Duracion (s)</text:p>
            </chart:title>
            <chart:grid chart:style-name="ch6" chart:class="major"/>
          </chart:axis>
          <chart:axis chart:dimension="y" chart:name="secondary-y" chart:style-name="ch7">
            <chart:title svg:x="27.427cm" svg:y="6.154cm" chart:style-name="ch5">
              <text:p>SpeedUp</text:p>
            </chart:title>
          </chart:axis>
          <chart:series chart:attached-axis="primary-y" chart:style-name="ch8" chart:values-cell-range-address="Hoja1.C7:Hoja1.C15" chart:label-cell-address="Hoja1.C6:Hoja1.C6" chart:class="chart:line">
            <chart:data-point chart:repeated="9"/>
          </chart:series>
          <chart:series chart:attached-axis="secondary-y" chart:style-name="ch9" chart:values-cell-range-address="Hoja1.D7:Hoja1.D15" chart:label-cell-address="Hoja1.D6:Hoja1.D6" chart:class="chart:line">
            <chart:data-point chart:repeated="9"/>
          </chart:series>
          <chart:series chart:attached-axis="primary-y" chart:style-name="ch10" chart:values-cell-range-address="Hoja1.E7:Hoja1.E15" chart:label-cell-address="Hoja1.E6:Hoja1.E6" chart:class="chart:line">
            <chart:data-point chart:repeated="9"/>
          </chart:series>
          <chart:series chart:attached-axis="secondary-y" chart:style-name="ch11" chart:values-cell-range-address="Hoja1.F7:Hoja1.F15" chart:label-cell-address="Hoja1.F6:Hoja1.F6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cion (s)</text:p>
                <draw:g>
                  <svg:desc>Hoja1.C6:Hoja1.C6</svg:desc>
                </draw:g>
              </table:table-cell>
              <table:table-cell office:value-type="string">
                <text:p>SpeedUp</text:p>
                <draw:g>
                  <svg:desc>Hoja1.D6:Hoja1.D6</svg:desc>
                </draw:g>
              </table:table-cell>
              <table:table-cell office:value-type="string">
                <text:p>Duracion (s)</text:p>
                <draw:g>
                  <svg:desc>Hoja1.E6:Hoja1.E6</svg:desc>
                </draw:g>
              </table:table-cell>
              <table:table-cell office:value-type="string">
                <text:p>SpeedUp</text:p>
                <draw:g>
                  <svg:desc>Hoja1.F6:Hoja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 processEvents()</text:p>
                <draw:g>
                  <svg:desc>Hoja1.B7:Hoja1.B15</svg:desc>
                </draw:g>
              </table:table-cell>
              <table:table-cell office:value-type="float" office:value="27.345">
                <text:p>27.345</text:p>
                <draw:g>
                  <svg:desc>Hoja1.C7:Hoja1.C15</svg:desc>
                </draw:g>
              </table:table-cell>
              <table:table-cell office:value-type="float" office:value="1.01130005485464">
                <text:p>1.01130005485464</text:p>
                <draw:g>
                  <svg:desc>Hoja1.D7:Hoja1.D15</svg:desc>
                </draw:g>
              </table:table-cell>
              <table:table-cell office:value-type="float" office:value="546.453">
                <text:p>546.453</text:p>
                <draw:g>
                  <svg:desc>Hoja1.E7:Hoja1.E15</svg:desc>
                </draw:g>
              </table:table-cell>
              <table:table-cell office:value-type="float" office:value="1.02537638186633">
                <text:p>1.02537638186633</text:p>
                <draw:g>
                  <svg:desc>Hoja1.F7:Hoja1.F15</svg:desc>
                </draw:g>
              </table:table-cell>
            </table:table-row>
            <table:table-row>
              <table:table-cell office:value-type="string">
                <text:p>Con barra progreso</text:p>
              </table:table-cell>
              <table:table-cell office:value-type="float" office:value="27.654">
                <text:p>27.654</text:p>
              </table:table-cell>
              <table:table-cell office:value-type="float" office:value="1">
                <text:p>1</text:p>
              </table:table-cell>
              <table:table-cell office:value-type="float" office:value="560.32">
                <text:p>56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 Thread</text:p>
              </table:table-cell>
              <table:table-cell office:value-type="float" office:value="12.294">
                <text:p>12.294</text:p>
              </table:table-cell>
              <table:table-cell office:value-type="float" office:value="2.24938994631528">
                <text:p>2.24938994631528</text:p>
              </table:table-cell>
              <table:table-cell office:value-type="float" office:value="23.06">
                <text:p>23.06</text:p>
              </table:table-cell>
              <table:table-cell office:value-type="float" office:value="24.2983521248916">
                <text:p>24.2983521248916</text:p>
              </table:table-cell>
            </table:table-row>
            <table:table-row>
              <table:table-cell office:value-type="string">
                <text:p>Con Stop</text:p>
              </table:table-cell>
              <table:table-cell office:value-type="float" office:value="12.229">
                <text:p>12.229</text:p>
              </table:table-cell>
              <table:table-cell office:value-type="float" office:value="2.26134598086516">
                <text:p>2.26134598086516</text:p>
              </table:table-cell>
              <table:table-cell office:value-type="float" office:value="23.237">
                <text:p>23.237</text:p>
              </table:table-cell>
              <table:table-cell office:value-type="float" office:value="24.1132676335155">
                <text:p>24.1132676335155</text:p>
              </table:table-cell>
            </table:table-row>
            <table:table-row>
              <table:table-cell office:value-type="string">
                <text:p>Con QlistView</text:p>
              </table:table-cell>
              <table:table-cell office:value-type="float" office:value="6.207">
                <text:p>6.207</text:p>
              </table:table-cell>
              <table:table-cell office:value-type="float" office:value="4.45529241179314">
                <text:p>4.45529241179314</text:p>
              </table:table-cell>
              <table:table-cell office:value-type="float" office:value="15.059">
                <text:p>15.059</text:p>
              </table:table-cell>
              <table:table-cell office:value-type="float" office:value="37.2083139650707">
                <text:p>37.2083139650707</text:p>
              </table:table-cell>
            </table:table-row>
            <table:table-row>
              <table:table-cell office:value-type="string">
                <text:p>Con w threads</text:p>
              </table:table-cell>
              <table:table-cell office:value-type="float" office:value="1.043">
                <text:p>1.043</text:p>
              </table:table-cell>
              <table:table-cell office:value-type="float" office:value="26.5139022051774">
                <text:p>26.5139022051774</text:p>
              </table:table-cell>
              <table:table-cell office:value-type="float" office:value="3.237">
                <text:p>3.237</text:p>
              </table:table-cell>
              <table:table-cell office:value-type="float" office:value="173.098548038307">
                <text:p>173.098548038307</text:p>
              </table:table-cell>
            </table:table-row>
            <table:table-row>
              <table:table-cell office:value-type="string">
                <text:p>isPrime only odds</text:p>
              </table:table-cell>
              <table:table-cell office:value-type="float" office:value="0.496">
                <text:p>0.496</text:p>
              </table:table-cell>
              <table:table-cell office:value-type="float" office:value="55.7540322580645">
                <text:p>55.7540322580645</text:p>
              </table:table-cell>
              <table:table-cell office:value-type="float" office:value="1.734">
                <text:p>1.734</text:p>
              </table:table-cell>
              <table:table-cell office:value-type="float" office:value="323.137254901961">
                <text:p>323.137254901961</text:p>
              </table:table-cell>
            </table:table-row>
            <table:table-row>
              <table:table-cell office:value-type="string">
                <text:p>isPrime i*i &lt; n</text:p>
              </table:table-cell>
              <table:table-cell office:value-type="float" office:value="0.523">
                <text:p>0.523</text:p>
              </table:table-cell>
              <table:table-cell office:value-type="float" office:value="52.8757170172084">
                <text:p>52.8757170172084</text:p>
              </table:table-cell>
              <table:table-cell office:value-type="float" office:value="1.674">
                <text:p>1.674</text:p>
              </table:table-cell>
              <table:table-cell office:value-type="float" office:value="334.719235364397">
                <text:p>334.719235364397</text:p>
              </table:table-cell>
            </table:table-row>
            <table:table-row>
              <table:table-cell office:value-type="string">
                <text:p>Hasta n/2 y n/3</text:p>
              </table:table-cell>
              <table:table-cell office:value-type="float" office:value="0.208">
                <text:p>0.208</text:p>
              </table:table-cell>
              <table:table-cell office:value-type="float" office:value="132.951923076923">
                <text:p>132.951923076923</text:p>
              </table:table-cell>
              <table:table-cell office:value-type="float" office:value="0.819">
                <text:p>0.819</text:p>
              </table:table-cell>
              <table:table-cell office:value-type="float" office:value="684.151404151404">
                <text:p>684.151404151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